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Palatino Linotype" fo:font-size="10pt" fo:language="tr" fo:country="TR" style:text-underline-style="solid" style:text-underline-width="auto" style:text-underline-color="font-color" fo:font-weight="bold" style:font-size-asian="10pt" style:font-weight-asian="bold" style:font-name-complex="Courier New" style:font-size-complex="10pt"/>
    </style:style>
    <style:style style:name="P3" style:family="paragraph" style:parent-style-name="Normal">
      <style:text-properties style:font-name="Palatino Linotype" fo:font-size="10pt" fo:language="tr" fo:country="TR" style:text-underline-style="solid" style:text-underline-width="auto" style:text-underline-color="font-color" fo:font-weight="bold" officeooo:rsid="0007f052" officeooo:paragraph-rsid="0007f052" style:font-size-asian="10pt" style:font-weight-asian="bold" style:font-name-complex="Courier New" style:font-size-complex="10pt"/>
    </style:style>
    <style:style style:name="P4" style:family="paragraph" style:parent-style-name="Normal">
      <style:text-properties style:font-name="Palatino Linotype" fo:font-size="10pt" fo:language="tr" fo:country="TR" style:font-size-asian="10pt" style:font-name-complex="Courier New" style:font-size-complex="10pt"/>
    </style:style>
    <style:style style:name="P5" style:family="paragraph" style:parent-style-name="Normal">
      <style:paragraph-properties fo:text-align="justify" style:justify-single-word="false"/>
      <style:text-properties style:font-name="Palatino Linotype" fo:font-size="10pt" fo:language="tr" fo:country="TR" style:font-size-asian="10pt" style:font-name-complex="Courier New" style:font-size-complex="10pt"/>
    </style:style>
    <style:style style:name="P6" style:family="paragraph" style:parent-style-name="Normal">
      <style:text-properties officeooo:paragraph-rsid="0007f052"/>
    </style:style>
    <style:style style:name="P7" style:family="paragraph" style:parent-style-name="Normal">
      <style:paragraph-properties fo:text-align="center" style:justify-single-word="false"/>
      <style:text-properties style:font-name="Palatino Linotype" fo:font-size="10pt" fo:language="tr" fo:country="TR" fo:font-weight="bold" style:font-size-asian="10pt" style:font-weight-asian="bold" style:font-name-complex="Courier New" style:font-size-complex="10pt"/>
    </style:style>
    <style:style style:name="P8" style:family="paragraph" style:parent-style-name="Normal">
      <style:text-properties style:font-name="Palatino Linotype" fo:font-size="10pt" fo:language="tr" fo:country="TR" officeooo:paragraph-rsid="0007f052" style:font-size-asian="10pt" style:font-name-complex="Courier New" style:font-size-complex="10pt"/>
    </style:style>
    <style:style style:name="P9" style:family="paragraph" style:parent-style-name="Normal">
      <style:text-properties style:font-name="Palatino Linotype" fo:font-size="10pt" fo:language="tr" fo:country="TR" style:text-underline-style="solid" style:text-underline-width="auto" style:text-underline-color="font-color" fo:font-weight="bold" style:font-size-asian="10pt" style:font-weight-asian="bold" style:font-name-complex="Courier New" style:font-size-complex="10pt"/>
    </style:style>
    <style:style style:name="P10" style:family="paragraph" style:parent-style-name="Normal">
      <style:text-properties style:font-name="Palatino Linotype" fo:font-size="10pt" fo:language="tr" fo:country="TR" style:text-underline-style="solid" style:text-underline-width="auto" style:text-underline-color="font-color" fo:font-weight="bold" officeooo:paragraph-rsid="0007f052" style:font-size-asian="10pt" style:font-weight-asian="bold" style:font-name-complex="Courier New" style:font-size-complex="10pt"/>
    </style:style>
    <style:style style:name="P11" style:family="paragraph" style:parent-style-name="Normal">
      <style:text-properties style:font-name="Palatino Linotype" fo:font-size="10pt" fo:language="tr" fo:country="TR" style:text-underline-style="solid" style:text-underline-width="auto" style:text-underline-color="font-color" fo:font-weight="bold" officeooo:rsid="0007f052" officeooo:paragraph-rsid="0007f052" style:font-size-asian="10pt" style:font-weight-asian="bold" style:font-name-complex="Courier New" style:font-size-complex="10pt"/>
    </style:style>
    <style:style style:name="P12" style:family="paragraph" style:parent-style-name="Normal">
      <style:text-properties style:font-name="Palatino Linotype" fo:font-size="10pt" fo:language="tr" fo:country="TR" style:text-underline-style="solid" style:text-underline-width="auto" style:text-underline-color="font-color" fo:font-weight="normal" officeooo:rsid="0007f052" officeooo:paragraph-rsid="0007f052" style:font-size-asian="10pt" style:font-weight-asian="normal" style:font-name-complex="Courier New" style:font-size-complex="10pt" style:font-weight-complex="normal"/>
    </style:style>
    <style:style style:name="P13" style:family="paragraph" style:parent-style-name="Normal">
      <style:text-properties style:font-name="Palatino Linotype" fo:font-size="10pt" fo:language="tr" fo:country="TR" style:text-underline-style="none" fo:font-weight="bold" officeooo:paragraph-rsid="0007f052" style:font-size-asian="10pt" style:font-weight-asian="bold" style:font-name-complex="Courier New" style:font-size-complex="10pt"/>
    </style:style>
    <style:style style:name="P14" style:family="paragraph" style:parent-style-name="Normal" style:list-style-name="L1">
      <style:text-properties style:font-name="Palatino Linotype" fo:font-size="10pt" fo:language="tr" fo:country="TR" style:text-underline-style="none" fo:font-weight="normal" officeooo:rsid="0007f052" officeooo:paragraph-rsid="0009041d" style:font-size-asian="10pt" style:font-weight-asian="normal" style:font-name-complex="Courier New" style:font-size-complex="10pt" style:font-weight-complex="normal"/>
    </style:style>
    <style:style style:name="P15" style:family="paragraph" style:parent-style-name="Normal">
      <style:text-properties style:font-name="Palatino Linotype" fo:font-size="10pt" fo:language="tr" fo:country="TR" style:text-underline-style="none" fo:font-weight="normal" officeooo:rsid="0007f052" officeooo:paragraph-rsid="0007f052" style:font-size-asian="10pt" style:font-weight-asian="normal" style:font-name-complex="Courier New" style:font-size-complex="10pt" style:font-weight-complex="normal"/>
    </style:style>
    <style:style style:name="P16" style:family="paragraph" style:parent-style-name="Normal">
      <style:text-properties style:font-name="Palatino Linotype" fo:font-size="10.5pt" fo:language="tr" fo:country="TR" style:font-size-asian="10.5pt" style:font-name-complex="Courier New" style:font-size-complex="10.5pt"/>
    </style:style>
    <style:style style:name="P17" style:family="paragraph" style:parent-style-name="Normal" style:list-style-name="LS4">
      <style:text-properties style:font-name="Palatino Linotype" fo:font-size="10.5pt" fo:language="tr" fo:country="TR" style:font-size-asian="10.5pt" style:font-name-complex="Courier New" style:font-size-complex="10.5pt"/>
    </style:style>
    <style:style style:name="P18" style:family="paragraph" style:parent-style-name="Normal" style:list-style-name="LS4">
      <style:text-properties style:font-name="Palatino Linotype" fo:font-size="10.5pt" fo:language="tr" fo:country="TR" officeooo:rsid="0009041d" officeooo:paragraph-rsid="0009041d" style:font-size-asian="10.5pt" style:font-name-complex="Courier New" style:font-size-complex="10.5pt"/>
    </style:style>
    <style:style style:name="P19" style:family="paragraph" style:parent-style-name="Normal">
      <style:paragraph-properties fo:text-align="justify" style:justify-single-word="false"/>
      <style:text-properties style:font-name="Palatino Linotype" fo:font-size="10.5pt" fo:language="tr" fo:country="TR" style:font-size-asian="10.5pt" style:font-name-complex="Courier New" style:font-size-complex="10.5pt"/>
    </style:style>
    <style:style style:name="P20" style:family="paragraph" style:parent-style-name="Normal">
      <style:text-properties style:font-name="Palatino Linotype" fo:font-size="10.5pt" fo:language="tr" fo:country="TR" officeooo:paragraph-rsid="0007f052" style:font-size-asian="10.5pt" style:font-name-complex="Courier New" style:font-size-complex="10.5pt"/>
    </style:style>
    <style:style style:name="P21" style:family="paragraph" style:parent-style-name="Normal" style:list-style-name="LS3">
      <style:text-properties style:font-name="Palatino Linotype" fo:font-size="10.5pt" fo:language="tr" fo:country="TR" style:font-size-asian="10.5pt" style:font-name-complex="Courier New" style:font-size-complex="10.5pt"/>
    </style:style>
    <style:style style:name="P22" style:family="paragraph" style:parent-style-name="Normal" style:list-style-name="L1">
      <style:text-properties style:font-name="Palatino Linotype" fo:font-size="10.5pt" fo:language="tr" fo:country="TR" style:text-underline-style="none" fo:font-weight="normal" officeooo:rsid="0007f052" officeooo:paragraph-rsid="0007f052" style:font-size-asian="10.5pt" style:font-weight-asian="normal" style:font-name-complex="Courier New" style:font-size-complex="10.5pt" style:font-weight-complex="normal"/>
    </style:style>
    <style:style style:name="P23" style:family="paragraph" style:parent-style-name="Normal" style:list-style-name="L1">
      <style:text-properties style:font-name="Palatino Linotype" fo:font-size="10.5pt" fo:language="tr" fo:country="TR" style:text-underline-style="none" fo:font-weight="normal" officeooo:rsid="0007f052" officeooo:paragraph-rsid="0009041d" style:font-size-asian="10.5pt" style:font-weight-asian="normal" style:font-name-complex="Courier New" style:font-size-complex="10.5pt" style:font-weight-complex="normal"/>
    </style:style>
    <style:style style:name="P24" style:family="paragraph" style:parent-style-name="Normal" style:list-style-name="L2">
      <style:text-properties style:font-name="Palatino Linotype" fo:font-size="10.5pt" fo:language="tr" fo:country="TR" style:text-underline-style="none" fo:font-weight="normal" officeooo:rsid="0007f052" officeooo:paragraph-rsid="0007f052" style:font-size-asian="10.5pt" style:font-weight-asian="normal" style:font-name-complex="Courier New" style:font-size-complex="10.5pt" style:font-weight-complex="normal"/>
    </style:style>
    <style:style style:name="P25" style:family="paragraph" style:parent-style-name="Normal" style:list-style-name="L3">
      <style:text-properties style:font-name="Palatino Linotype" fo:font-size="10.5pt" fo:language="tr" fo:country="TR" style:text-underline-style="none" fo:font-weight="normal" officeooo:rsid="0007f052" officeooo:paragraph-rsid="0007f052" style:font-size-asian="10.5pt" style:font-weight-asian="normal" style:font-name-complex="Courier New" style:font-size-complex="10.5pt" style:font-weight-complex="normal"/>
    </style:style>
    <style:style style:name="P26" style:family="paragraph" style:parent-style-name="Normal" style:list-style-name="L5">
      <style:text-properties style:font-name="Palatino Linotype" fo:font-size="10.5pt" fo:language="tr" fo:country="TR" style:text-underline-style="none" fo:font-weight="normal" officeooo:rsid="0007f052" officeooo:paragraph-rsid="0007f052" style:font-size-asian="10.5pt" style:font-weight-asian="normal" style:font-name-complex="Courier New" style:font-size-complex="10.5pt" style:font-weight-complex="normal"/>
    </style:style>
    <style:style style:name="P27" style:family="paragraph" style:parent-style-name="Normal" style:list-style-name="L9">
      <style:text-properties style:font-name="Palatino Linotype" fo:font-size="10.5pt" fo:language="tr" fo:country="TR" style:text-underline-style="none" fo:font-weight="normal" officeooo:paragraph-rsid="0009041d" style:font-size-asian="10.5pt" style:font-weight-asian="normal" style:font-name-complex="Courier New" style:font-size-complex="10.5pt" style:font-weight-complex="normal"/>
    </style:style>
    <style:style style:name="P28" style:family="paragraph" style:parent-style-name="Normal" style:list-style-name="L4">
      <style:text-properties style:font-name="Palatino Linotype" fo:font-size="10.5pt" fo:language="tr" fo:country="TR" style:text-underline-style="none" fo:font-weight="normal" officeooo:paragraph-rsid="0007f052" style:font-size-asian="10.5pt" style:font-weight-asian="normal" style:font-name-complex="Courier New" style:font-size-complex="10.5pt" style:font-weight-complex="normal"/>
    </style:style>
    <style:style style:name="P29" style:family="paragraph" style:parent-style-name="Normal">
      <style:text-properties style:font-name="Palatino Linotype" fo:font-size="10.5pt" fo:language="tr" fo:country="TR" style:text-underline-style="solid" style:text-underline-width="auto" style:text-underline-color="font-color" fo:font-weight="bold" style:font-size-asian="10.5pt" style:font-weight-asian="bold" style:font-name-complex="Courier New" style:font-size-complex="10.5pt"/>
    </style:style>
    <style:style style:name="P30" style:family="paragraph" style:parent-style-name="Normal">
      <style:text-properties style:font-name="Palatino Linotype" fo:font-size="10.5pt" fo:language="tr" fo:country="TR" style:text-underline-style="solid" style:text-underline-width="auto" style:text-underline-color="font-color" fo:font-weight="bold" officeooo:paragraph-rsid="0007f052" style:font-size-asian="10.5pt" style:font-weight-asian="bold" style:font-name-complex="Courier New" style:font-size-complex="10.5pt"/>
    </style:style>
    <style:style style:name="P31" style:family="paragraph" style:parent-style-name="Normal">
      <style:paragraph-properties fo:text-align="center" style:justify-single-word="false"/>
      <style:text-properties style:font-name="Palatino Linotype" fo:font-size="11pt" fo:language="tr" fo:country="TR" style:font-size-asian="11pt" style:font-name-complex="Courier New" style:font-size-complex="11pt"/>
    </style:style>
    <style:style style:name="P32" style:family="paragraph" style:parent-style-name="Normal">
      <style:paragraph-properties fo:text-align="center" style:justify-single-word="false"/>
      <style:text-properties style:font-name="Palatino Linotype" fo:font-size="11pt" fo:language="tr" fo:country="TR" officeooo:paragraph-rsid="0009041d" style:font-size-asian="11pt" style:font-name-complex="Courier New" style:font-size-complex="11pt"/>
    </style:style>
    <style:style style:name="P33" style:family="paragraph" style:parent-style-name="Normal" style:list-style-name="L6">
      <style:text-properties officeooo:paragraph-rsid="0008653e"/>
    </style:style>
    <style:style style:name="P34" style:family="paragraph" style:parent-style-name="Normal" style:list-style-name="L6">
      <style:text-properties officeooo:paragraph-rsid="0009041d"/>
    </style:style>
    <style:style style:name="P35" style:family="paragraph" style:parent-style-name="Normal" style:list-style-name="L7">
      <style:text-properties officeooo:paragraph-rsid="0009041d"/>
    </style:style>
    <style:style style:name="P36" style:family="paragraph" style:parent-style-name="Normal" style:list-style-name="L8">
      <style:text-properties officeooo:paragraph-rsid="0009041d"/>
    </style:style>
    <style:style style:name="P37" style:family="paragraph" style:parent-style-name="Normal">
      <style:paragraph-properties fo:text-align="center" style:justify-single-word="false"/>
      <style:text-properties officeooo:paragraph-rsid="0009041d"/>
    </style:style>
    <style:style style:name="P38" style:family="paragraph" style:parent-style-name="Normal">
      <style:text-properties fo:font-size="10.5pt" style:font-size-asian="10.5pt" style:font-size-complex="10.5pt"/>
    </style:style>
    <style:style style:name="T1" style:family="text">
      <style:text-properties style:font-name="Palatino Linotype" fo:font-size="10pt" fo:language="tr" fo:country="TR" fo:font-weight="bold" officeooo:rsid="0009041d" style:font-size-asian="10pt" style:font-weight-asian="bold" style:font-name-complex="Courier New" style:font-size-complex="10pt"/>
    </style:style>
    <style:style style:name="T2" style:family="text">
      <style:text-properties style:font-name="Palatino Linotype" fo:font-size="10pt" fo:language="tr" fo:country="TR" style:font-size-asian="10pt" style:font-name-complex="Courier New" style:font-size-complex="10pt"/>
    </style:style>
    <style:style style:name="T3" style:family="text">
      <style:text-properties style:font-name="Palatino Linotype" fo:font-size="10pt" fo:language="tr" fo:country="TR" officeooo:rsid="0007f052" style:font-size-asian="10pt" style:font-name-complex="Courier New" style:font-size-complex="10pt"/>
    </style:style>
    <style:style style:name="T4" style:family="text">
      <style:text-properties style:font-name="Palatino Linotype" fo:font-size="10pt" fo:language="tr" fo:country="TR" officeooo:rsid="0009041d" style:font-size-asian="10pt" style:font-name-complex="Courier New" style:font-size-complex="10pt"/>
    </style:style>
    <style:style style:name="T5" style:family="text">
      <style:text-properties style:font-name="Palatino Linotype" fo:font-size="10pt" fo:language="tr" fo:country="TR" style:text-underline-style="none" fo:font-weight="bold" officeooo:rsid="0007f052" style:font-size-asian="10pt" style:font-weight-asian="bold" style:font-name-complex="Courier New" style:font-size-complex="10pt"/>
    </style:style>
    <style:style style:name="T6" style:family="text">
      <style:text-properties style:font-name="Palatino Linotype" fo:font-size="10pt" fo:language="tr" fo:country="TR" style:text-underline-style="none" fo:font-weight="bold" officeooo:rsid="0009041d" style:font-size-asian="10pt" style:font-weight-asian="bold" style:font-name-complex="Courier New" style:font-size-complex="10pt"/>
    </style:style>
    <style:style style:name="T7" style:family="text">
      <style:text-properties style:font-name="Palatino Linotype" fo:font-size="10pt" fo:language="tr" fo:country="TR" style:text-underline-style="none" fo:font-weight="normal" officeooo:rsid="0009041d" style:font-size-asian="10pt" style:font-weight-asian="normal" style:font-name-complex="Courier New" style:font-size-complex="10pt" style:font-weight-complex="normal"/>
    </style:style>
    <style:style style:name="T8" style:family="text">
      <style:text-properties style:font-name="Palatino Linotype" fo:font-size="10pt" fo:language="tr" fo:country="TR" style:text-underline-style="none" fo:font-weight="normal" officeooo:rsid="0007f052" style:font-size-asian="10pt" style:font-weight-asian="normal" style:font-name-complex="Courier New" style:font-size-complex="10pt" style:font-weight-complex="normal"/>
    </style:style>
    <style:style style:name="T9" style:family="text">
      <style:text-properties style:font-name="Palatino Linotype" fo:font-size="10pt" fo:language="tr" fo:country="TR" fo:font-weight="normal" officeooo:rsid="0009041d" style:font-size-asian="10pt" style:font-weight-asian="normal" style:font-name-complex="Courier New" style:font-size-complex="10pt" style:font-weight-complex="normal"/>
    </style:style>
    <style:style style:name="T10" style:family="text">
      <style:text-properties style:font-name="Palatino Linotype" fo:language="tr" fo:country="TR" style:font-name-complex="Courier New"/>
    </style:style>
    <style:style style:name="T11" style:family="text">
      <style:text-properties style:font-name="Palatino Linotype" fo:language="tr" fo:country="TR" officeooo:rsid="0007f052" style:font-name-complex="Courier New"/>
    </style:style>
    <style:style style:name="T12" style:family="text">
      <style:text-properties style:font-name="Palatino Linotype" fo:language="tr" fo:country="TR" officeooo:rsid="0009041d" style:font-name-complex="Courier New"/>
    </style:style>
    <style:style style:name="T13" style:family="text">
      <style:text-properties style:font-name="Palatino Linotype" fo:language="tr" fo:country="TR" style:text-underline-style="none" fo:font-weight="normal" officeooo:rsid="0009041d" style:font-weight-asian="normal" style:font-name-complex="Courier New" style:font-weight-complex="normal"/>
    </style:style>
    <style:style style:name="T14" style:family="text">
      <style:text-properties style:font-name="Palatino Linotype" fo:language="tr" fo:country="TR" style:text-underline-style="none" fo:font-weight="bold" officeooo:rsid="0009041d" style:font-weight-asian="bold" style:font-name-complex="Courier New"/>
    </style:style>
    <style:style style:name="T15" style:family="text">
      <style:text-properties style:font-name="Palatino Linotype" fo:font-size="10.5pt" fo:language="tr" fo:country="TR" style:text-underline-style="none" fo:font-weight="normal" officeooo:rsid="0009041d" style:font-size-asian="10.5pt" style:font-weight-asian="normal" style:font-name-complex="Courier New" style:font-size-complex="10.5pt" style:font-weight-complex="normal"/>
    </style:style>
    <style:style style:name="T16" style:family="text">
      <style:text-properties style:font-name="Palatino Linotype" fo:font-size="10.5pt" fo:language="tr" fo:country="TR" style:text-underline-style="none" fo:font-weight="bold" officeooo:rsid="0009041d" style:font-size-asian="10.5pt" style:font-weight-asian="bold" style:font-name-complex="Courier New" style:font-size-complex="10.5pt"/>
    </style:style>
    <style:style style:name="T17" style:family="text">
      <style:text-properties style:font-name="Palatino Linotype" fo:font-size="11pt" fo:language="tr" fo:country="TR" style:font-size-asian="11pt" style:font-name-complex="Courier New" style:font-size-complex="11pt"/>
    </style:style>
    <style:style style:name="T18" style:family="text">
      <style:text-properties style:font-name="Palatino Linotype" fo:font-size="11pt" fo:language="tr" fo:country="TR" officeooo:rsid="0009041d" style:font-size-asian="11pt" style:font-name-complex="Courier New" style:font-size-complex="11pt"/>
    </style:style>
    <style:style style:name="T19" style:family="text">
      <style:text-properties officeooo:rsid="0007f052"/>
    </style:style>
    <style:style style:name="T20" style:family="text">
      <style:text-properties officeooo:rsid="0009041d"/>
    </style:style>
    <style:style style:name="T21" style:family="text">
      <style:text-properties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bdullah Veliyev </text:p>
      <text:p text:style-name="P31">Nizami r. / Bakü/ Azerbaycan </text:p>
      <text:p text:style-name="P32">Cep No: +994 55 316 93 84 </text:p>
      <text:p text:style-name="P37"><text:span text:style-name="T18">Website: </text:span><text:a xlink:type="simple" xlink:href="https://dotslashroot.herokuapp.com/" text:style-name="Internet_20_link" text:visited-style-name="Visited_20_Internet_20_Link"><text:span text:style-name="T18">https://dotslashroot.herokuapp.com/</text:span></text:a></text:p>
      <text:p text:style-name="P1"><text:span text:style-name="T17">E-Posta: </text:span><text:a xlink:type="simple" xlink:href="mailto:abdullahveliyev2005@gmail.com" text:style-name="Internet_20_link" text:visited-style-name="Visited_20_Internet_20_Link"><text:span text:style-name="T18">abdullahveliyev2005@gmail.com</text:span></text:a><text:span text:style-name="Internet_20_link"><text:span text:style-name="T17"> </text:span></text:span></text:p>
      <text:p text:style-name="P2"/>
      <text:p text:style-name="P2">Kişisel Bilgiler</text:p>
      <text:p text:style-name="P2"/>
      <text:p text:style-name="P16">Uyruğu:<text:tab/><text:tab/>Azerbaycan Türkü </text:p>
      <text:p text:style-name="P16">Doğum Yeri:<text:tab/><text:tab/>Azerbaycan / Bakü </text:p>
      <text:p text:style-name="P38"><text:span text:style-name="T10">Doğum Tarihi:<text:tab/><text:tab/></text:span><text:span text:style-name="T11">2005</text:span></text:p>
      <text:p text:style-name="P4"/>
      <text:p text:style-name="P2">Kariyer Hedefi</text:p>
      <text:p text:style-name="P2"/>
      <text:p text:style-name="P19">Öğrendiğim teorik bilgileri pratikte de uygulayabilmemi sağlayacak projelerde çalışmak, tecrübeli ve değerli yazılım mühendisleri ile birlikte çalışma imkanı bularak varolan bilgi dağarcığımı genişletip pratikleşmek, tecrübe edinmek ve bu tecrübenin verdiği güvenle bana verilen görevi en iyi şekilde yapabilmek ilk ve tek dileğimdir. Kariyer hedefim; iyi bir yazılım mühendisi olup, gerek statik proje kısmında, gerek ise uygulama kısmında herhangi bir projeyi ana hatlarıyla rahatça anlayıp; oluşabilecek sorunları kısa sürede giderebilecek tecrübeyi edinmek, bilgiye sahip olmak ve insanalara faydalı olacak projeler yapmaktır. </text:p>
      <text:p text:style-name="P5"/>
      <text:p text:style-name="P2">Eğitim</text:p>
      <text:p text:style-name="P29"/>
      <text:list xml:id="list3187766617" text:style-name="LS3">
        <text:list-item>
          <text:p text:style-name="P21">2020 ~ (2021) XDTG(lise) </text:p>
        </text:list-item>
        <text:list-item>
          <text:p text:style-name="P21">2015 ~ 2019 XDTG(ortaokul) </text:p>
        </text:list-item>
        <text:list-item>
          <text:p text:style-name="P21">2011 ~ 2014 XDTG (ilkokul) <text:s/></text:p>
        </text:list-item>
      </text:list>
      <text:p text:style-name="P4"/>
      <text:p text:style-name="P2">İlgi Duyulan, Meslekle İlgili <text:s/>Konular</text:p>
      <text:p text:style-name="P29"/>
      <text:p text:style-name="P16">Web programlama,masaüstü programlama,web güvenliği,mobil uygulama programlama,yapay zeka,gömülü sistem(embedded) programlama </text:p>
      <text:p text:style-name="P4"/>
      <text:p text:style-name="P2">Deneyim</text:p>
      <text:p text:style-name="P2"/>
      <text:list xml:id="list3970347036" text:style-name="LS4">
        <text:list-item>
          <text:p text:style-name="P17">PyDwonloader </text:p>
        </text:list-item>
        <text:list-item>
          <text:p text:style-name="P17">Blog <text:span text:style-name="T19">(Django)</text:span></text:p>
        </text:list-item>
        <text:list-item>
          <text:p text:style-name="P17">Covid19 tracker </text:p>
        </text:list-item>
        <text:list-item>
          <text:p text:style-name="P17">World Namaz Times</text:p>
        </text:list-item>
        <text:list-item>
          <text:p text:style-name="P17">Cargoglobal </text:p>
        </text:list-item>
        <text:list-item>
          <text:p text:style-name="P17">Full stack twitter clone </text:p>
        </text:list-item>
        <text:list-item>
          <text:p text:style-name="P17">Cargoglobal V2 </text:p>
        </text:list-item>
        <text:list-item>
          <text:p text:style-name="P18">Kişisel website</text:p>
        </text:list-item>
      </text:list>
      <text:p text:style-name="P4"/>
      <text:p text:style-name="P6"><text:tab/>Ve daha nice küçük proje.</text:p>
      <text:p text:style-name="P6"><text:tab/>Tüm projelerim githubda mevcutdur </text:p>
      <text:p text:style-name="P4"/>
      <text:p text:style-name="P2">Karakter</text:p>
      <text:p text:style-name="P16"/>
      <text:p text:style-name="P19">Dürüst, objektif, iletişim gücü yüksek, iyi niyetli, insancıl, sakin, ağırbaşlı, çok konuşmayan, çalışmayı seven, takım çalışmasına müsait, yeni bilgilere,farklı yorumlara ve eleştirilere her zaman açık. </text:p>
      <text:p text:style-name="P19"/>
      <text:p text:style-name="P29">Yabancı Dil Bilgisi</text:p>
      <text:p text:style-name="P29"/>
      <text:p text:style-name="P20">İngilizce : Okuduğunu anlamada ve yazmada iyi derecede, konuşmada ise orta derecede </text:p>
      <text:p text:style-name="P20">Arapça: Okuduğunu anlamada orta derecede, yazmada iyi seviyede ve konuşmada ise başlangıç derecede </text:p>
      <text:p text:style-name="P4"/>
      <text:p text:style-name="P3">Programlama diller</text:p>
      <text:p text:style-name="P15"/>
      <text:list xml:id="list1113273549" text:style-name="L1">
        <text:list-item>
          <text:p text:style-name="P14">J<text:span text:style-name="T21">avascript – ileri seviyede </text:span></text:p>
        </text:list-item>
        <text:list-item>
          <text:p text:style-name="P22">HTML – ileri seviyede </text:p>
        </text:list-item>
        <text:list-item>
          <text:p text:style-name="P22">CSS – ileri sevieyde </text:p>
          <text:list>
            <text:list-item>
              <text:p text:style-name="P22">SCSS </text:p>
            </text:list-item>
            <text:list-item>
              <text:p text:style-name="P22">SASS</text:p>
            </text:list-item>
          </text:list>
        </text:list-item>
        <text:list-item>
          <text:p text:style-name="P23"><text:soft-page-break/>Python – iyi seviyede </text:p>
        </text:list-item>
      </text:list>
      <text:p text:style-name="P4"/>
      <text:p text:style-name="P4"/>
      <text:p text:style-name="P6"/>
      <text:p text:style-name="P3">Frameworklar </text:p>
      <text:p text:style-name="P12"/>
      <text:list xml:id="list152111893449067" text:continue-numbering="true" text:style-name="L1">
        <text:list-item>
          <text:p text:style-name="P22">Vuejs – ileri seviyede </text:p>
          <text:list>
            <text:list-item>
              <text:p text:style-name="P22">Vuex – ileri seviyede </text:p>
            </text:list-item>
            <text:list-item>
              <text:p text:style-name="P22">Vue router – ileri seviyede </text:p>
            </text:list-item>
            <text:list-item>
              <text:p text:style-name="P22">Nuxtjs – ileri seviyede </text:p>
            </text:list-item>
          </text:list>
        </text:list-item>
      </text:list>
      <text:list xml:id="list703952442" text:style-name="L2">
        <text:list-item>
          <text:p text:style-name="P24">Electron – iyi seviyede </text:p>
        </text:list-item>
        <text:list-item>
          <text:p text:style-name="P24">Nodejs – iyi seviyede </text:p>
          <text:list>
            <text:list-item>
              <text:p text:style-name="P24">Express - iyi seviyede </text:p>
            </text:list-item>
            <text:list-item>
              <text:p text:style-name="P24">Mongoose - iyi seviyede </text:p>
            </text:list-item>
          </text:list>
        </text:list-item>
      </text:list>
      <text:list xml:id="list2653527268" text:style-name="L3">
        <text:list-item>
          <text:p text:style-name="P25">Django – iyi seviyede </text:p>
        </text:list-item>
      </text:list>
      <text:p text:style-name="P10"/>
      <text:p text:style-name="P10">Veritabanları </text:p>
      <text:p text:style-name="P10"/>
      <text:list xml:id="list1827487412" text:style-name="L9">
        <text:list-item>
          <text:p text:style-name="P27">MongoDB – iyi seviyede <text:s/></text:p>
        </text:list-item>
      </text:list>
      <text:list xml:id="list1647344488" text:style-name="L4">
        <text:list-item>
          <text:p text:style-name="P28">SQLite3 – orta seviyede </text:p>
        </text:list-item>
      </text:list>
      <text:p text:style-name="P13"/>
      <text:p text:style-name="P3">Ek teknolojiler </text:p>
      <text:p text:style-name="P3"/>
      <text:list xml:id="list3194832278" text:style-name="L5">
        <text:list-item>
          <text:p text:style-name="P26">Git – iyi sevieyde </text:p>
        </text:list-item>
        <text:list-item>
          <text:p text:style-name="P26">Bash – iyi seviyede </text:p>
        </text:list-item>
        <text:list-item>
          <text:p text:style-name="P26">Linux – iyi seviyede </text:p>
        </text:list-item>
        <text:list-item>
          <text:p text:style-name="P26">Figma – iyi seviyede </text:p>
        </text:list-item>
      </text:list>
      <text:p text:style-name="P30"/>
      <text:p text:style-name="P10"/>
      <text:p text:style-name="P10"/>
      <text:p text:style-name="P3">Hobileri</text:p>
      <text:p text:style-name="P10"/>
      <text:p text:style-name="P8"><text:span text:style-name="T21">Kitap okumak(veya sadece okumak), bisiklet sürmek, algoritma ve mantık soruları çözmek, fotoğraf çekmek, spor yapmak (genel)</text:span> </text:p>
      <text:p text:style-name="P8"/>
      <text:p text:style-name="P3">Sosyal</text:p>
      <text:p text:style-name="P3"/>
      <text:list xml:id="list567182626" text:style-name="L8">
        <text:list-item>
          <text:p text:style-name="P36"><text:span text:style-name="T15">Telegram</text:span><text:span text:style-name="T16">: </text:span><text:a xlink:type="simple" xlink:href="https://t.me/Abdullah_V_2005" text:style-name="Internet_20_link" text:visited-style-name="Visited_20_Internet_20_Link"><text:span text:style-name="T15">https://t.me/Abdullah_V_2005</text:span></text:a></text:p>
        </text:list-item>
      </text:list>
      <text:list xml:id="list104226109" text:style-name="L6">
        <text:list-item>
          <text:p text:style-name="P33"><text:span text:style-name="T8">Github</text:span><text:span text:style-name="T5">: </text:span><text:a xlink:type="simple" xlink:href="https://github.com/Abdullah-V" text:style-name="Internet_20_link" text:visited-style-name="Visited_20_Internet_20_Link"><text:span text:style-name="Internet_20_link"><text:span text:style-name="T9">https://github.com/Abdullah-V </text:span></text:span></text:a></text:p>
        </text:list-item>
        <text:list-item>
          <text:p text:style-name="P34"><text:span text:style-name="T20">Twitter: </text:span><text:a xlink:type="simple" xlink:href="https://twitter.com/Abdullah_V_2005" text:style-name="Internet_20_link" text:visited-style-name="Visited_20_Internet_20_Link"><text:span text:style-name="T20">https://twitter.com/Abdullah_V_2005</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tr" fo:country="TR" style:font-name-asian="Times New Roman" style:font-size-asian="10pt" style:language-asian="zh" style:country-asian="CN" style:font-name-complex="Times New Roman" style:font-size-complex="10pt" style:language-complex="hi" style:country-complex="IN"/>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loext:opacity="0%" style:font-name="Times New Roman" fo:font-size="10pt" fo:language="tr" fo:country="TR" style:font-name-asian="Times New Roman" style:font-size-asian="10pt" style:language-asian="zh" style:country-asian="CN" style:font-name-complex="Times New Roman"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fo:hyphenation-ladder-count="no-limit"/>
      <style:text-properties fo:font-size="12pt" fo:language="en" fo:country="US" style:font-size-asian="12pt" style:font-size-complex="12pt" fo:hyphenate="false" loext:hyphenation-no-caps="false"/>
    </style:style>
    <style:style style:name="No_20_List" style:display-name="No List" style:family="paragraph">
      <style:text-properties fo:font-size="10pt" style:font-size-asian="10pt" style:font-size-complex="10pt"/>
    </style:style>
    <style:style style:name="Body_20_Text" style:display-name="Body Text" style:family="paragraph" style:parent-style-name="Normal">
      <style:paragraph-properties fo:margin-top="0cm" fo:margin-bottom="0.212cm" style:contextual-spacing="false"/>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Body_20_Text" style:class="list">
      <style:text-properties style:font-name-complex="Tahoma" style:font-family-complex="Tahoma" style:font-family-generic-complex="swiss" style:font-pitch-complex="variable"/>
    </style:style>
    <style:style style:name="Resim_20_Yazısı1" style:display-name="Resim Yazısı1" style:family="paragraph" style:parent-style-name="Normal">
      <style:paragraph-properties fo:margin-top="0.212cm" fo:margin-bottom="0.212cm" style:contextual-spacing="false"/>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Normal" style:class="index">
      <style:text-properties style:font-name-complex="Tahoma" style:font-family-complex="Tahoma" style:font-family-generic-complex="swiss" style:font-pitch-complex="variable"/>
    </style:style>
    <style:style style:name="Default_20_Paragraph_20_Font" style:display-name="Default Paragraph Font" style:family="text"/>
    <style:style style:name="WW-Varsayılan_20_Paragraf_20_Yazı_20_Tipi" style:display-name="WW-Varsayılan Paragraf Yazı Tipi" style:family="text"/>
    <style:style style:name="Internet_20_link" style:display-name="Internet link" style:family="text">
      <style:text-properties fo:color="#0000ff" loext:opacity="100%" style:text-underline-style="solid" style:text-underline-width="auto" style:text-underline-color="font-color"/>
    </style:style>
    <style:style style:name="List1Level0" style:family="text">
      <style:text-properties style:font-name="Symbol" fo:font-family="Symbol" style:font-family-generic="roman" style:font-pitch="variable" style:font-charset="x-symbol"/>
    </style:style>
    <style:style style:name="List1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1Level2" style:family="text">
      <style:text-properties style:font-name="Wingdings" fo:font-family="Wingdings" style:font-pitch="variable" style:font-charset="x-symbol"/>
    </style:style>
    <style:style style:name="List1Level3" style:family="text">
      <style:text-properties style:font-name="Symbol" fo:font-family="Symbol" style:font-family-generic="roman" style:font-pitch="variable" style:font-charset="x-symbol"/>
    </style:style>
    <style:style style:name="List1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1Level5" style:family="text">
      <style:text-properties style:font-name="Wingdings" fo:font-family="Wingdings" style:font-pitch="variable" style:font-charset="x-symbol"/>
    </style:style>
    <style:style style:name="List1Level6" style:family="text">
      <style:text-properties style:font-name="Symbol" fo:font-family="Symbol" style:font-family-generic="roman" style:font-pitch="variable" style:font-charset="x-symbol"/>
    </style:style>
    <style:style style:name="List1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1Level8" style:family="text">
      <style:text-properties style:font-name="Wingdings" fo:font-family="Wingdings" style:font-pitch="variable" style:font-charset="x-symbol"/>
    </style:style>
    <style:style style:name="List2Level0" style:family="text">
      <style:text-properties style:font-name="Symbol" fo:font-family="Symbol" style:font-family-generic="roman"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style:font-name="Wingdings" fo:font-family="Wingdings" style:font-pitch="variable" style:font-charset="x-symbol"/>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style:font-name="Wingdings" fo:font-family="Wingdings" style:font-pitch="variable" style:font-charset="x-symbol"/>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5Level0" style:family="text">
      <style:text-properties style:font-name="Wingdings" fo:font-family="Wingdings" style:font-pitch="variable" style:font-charset="x-symbol"/>
    </style:style>
    <style:style style:name="List5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5Level2" style:family="text">
      <style:text-properties style:font-name="Wingdings" fo:font-family="Wingdings" style:font-pitch="variable" style:font-charset="x-symbol"/>
    </style:style>
    <style:style style:name="List5Level3" style:family="text">
      <style:text-properties style:font-name="Symbol" fo:font-family="Symbol" style:font-family-generic="roman" style:font-pitch="variable" style:font-charset="x-symbol"/>
    </style:style>
    <style:style style:name="List5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5Level5" style:family="text">
      <style:text-properties style:font-name="Wingdings" fo:font-family="Wingdings" style:font-pitch="variable" style:font-charset="x-symbol"/>
    </style:style>
    <style:style style:name="List5Level6" style:family="text">
      <style:text-properties style:font-name="Symbol" fo:font-family="Symbol" style:font-family-generic="roman" style:font-pitch="variable" style:font-charset="x-symbol"/>
    </style:style>
    <style:style style:name="List5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5Level8" style:family="text">
      <style:text-properties style:font-name="Wingdings" fo:font-family="Wingdings"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1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1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1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1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1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1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1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1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4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5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5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5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5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5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5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5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5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01cm" fo:margin-bottom="1.002cm" fo:margin-left="2cm" fo:margin-right="1.836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CV Örneği</dc:title>
    <dc:subject>CV</dc:subject>
    <meta:keyword>CV;cv hazirlama;Europass</meta:keyword>
    <meta:keyword> CV</meta:keyword>
    <meta:keyword> Cedefop</meta:keyword>
    <meta:initial-creator>cv-hazirlama.com</meta:initial-creator>
    <meta:creation-date>2016-03-22T18:39:00</meta:creation-date>
    <dc:date>2021-04-15T15:21:10.022000000</dc:date>
    <meta:print-date>1601-01-01T00:03:47</meta:print-date>
    <meta:editing-cycles>5</meta:editing-cycles>
    <meta:editing-duration>PT11M53S</meta:editing-duration>
    <meta:document-statistic meta:table-count="0" meta:image-count="0" meta:object-count="0" meta:page-count="2" meta:paragraph-count="64" meta:word-count="349" meta:character-count="2547" meta:non-whitespace-character-count="2227"/>
  </office:meta>
</office:document-meta>
</file>